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3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8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Lisa Marie Johnson</text:span> | <text:span text:style-name="Strong_20_Emphasis">Location:</text:span> Chicago, IL | <text:span text:style-name="Strong_20_Emphasis">Phone:</text:span> (312) 555-6789 | <text:span text:style-name="Strong_20_Emphasis">Email:</text:span> lisa.johnson@example.com<text:line-break/><text:span text:style-name="Strong_20_Emphasis">LinkedIn:</text:span> <text:a xlink:type="simple" xlink:href="https://www.linkedin.com/in/lisa-marie-johnson/" office:target-frame-name="_new" xlink:show="replace" text:style-name="Internet_20_link" text:visited-style-name="Visited_20_Internet_20_Link">https://www.linkedin.com/in/lisa-marie-johnson/</text:a></text:p>
      <text:p text:style-name="Text_20_body"><text:span text:style-name="Strong_20_Emphasis">Objective:</text:span><text:line-break/>Detail-oriented and highly organized Accountant with over 8 years of experience in financial reporting, budgeting, and auditing. Seeking a position at Financial Solutions Inc. to utilize my expertise in financial analysis, compliance, and team collaboration to support the company's financial health and growth.</text:p>
      <text:p text:style-name="Text_20_body"><text:span text:style-name="Strong_20_Emphasis">Highlights of Qualifications:</text:span></text:p>
      <text:list xml:id="list5265928110564817905" text:style-name="L1">
        <text:list-item>
          <text:p text:style-name="P10">Extensive experience in preparing financial statements, balance sheets, and income statements.</text:p>
        </text:list-item>
        <text:list-item>
          <text:p text:style-name="P10">Proficient in conducting internal and external audits to ensure compliance with financial regulations and standards.</text:p>
        </text:list-item>
        <text:list-item>
          <text:p text:style-name="P10">Skilled in budgeting, forecasting, and financial planning.</text:p>
        </text:list-item>
        <text:list-item>
          <text:p text:style-name="P10">Strong analytical skills and attention to detail.</text:p>
        </text:list-item>
        <text:list-item>
          <text:p text:style-name="P1">Excellent communication skills and a proven track record of working effectively with cross-functional teams.</text:p>
        </text:list-item>
      </text:list>
      <text:p text:style-name="Text_20_body"><text:span text:style-name="Strong_20_Emphasis">Technical Skills:</text:span></text:p>
      <text:list xml:id="list8199766037420320503" text:style-name="L2">
        <text:list-item>
          <text:p text:style-name="P11"><text:span text:style-name="Strong_20_Emphasis">Accounting Software:</text:span> QuickBooks, SAP, Oracle Financials</text:p>
        </text:list-item>
        <text:list-item>
          <text:p text:style-name="P11"><text:span text:style-name="Strong_20_Emphasis">Financial Analysis Tools:</text:span> Microsoft Excel, Microsoft Access, Tableau</text:p>
        </text:list-item>
        <text:list-item>
          <text:p text:style-name="P11"><text:span text:style-name="Strong_20_Emphasis">Regulatory Compliance:</text:span> GAAP, IFRS, SOX</text:p>
        </text:list-item>
        <text:list-item>
          <text:p text:style-name="P2"><text:span text:style-name="Strong_20_Emphasis">Other:</text:span> Financial Reporting, Budgeting, Auditing, Tax Preparation, Payroll Processing</text:p>
        </text:list-item>
      </text:list>
      <text:p text:style-name="Text_20_body"><text:span text:style-name="Strong_20_Emphasis">Education:</text:span> <text:span text:style-name="Strong_20_Emphasis">Bachelor of Science in Accounting</text:span><text:line-break/>University of Illinois at Chicago - Chicago, IL<text:line-break/>September 2008 - June 2012</text:p>
      <text:list xml:id="list254240796932514015" text:style-name="L3">
        <text:list-item>
          <text:p text:style-name="P12">GPA: 3.7/4.0</text:p>
        </text:list-item>
        <text:list-item>
          <text:p text:style-name="P3">Relevant Coursework: Financial Accounting, Managerial Accounting, Corporate Finance, Business Law</text:p>
        </text:list-item>
      </text:list>
      <text:p text:style-name="Text_20_body"><text:span text:style-name="Strong_20_Emphasis">Professional Experience:</text:span> <text:span text:style-name="Strong_20_Emphasis">Senior Accountant</text:span><text:line-break/>ABC Financial Services, Chicago, IL<text:line-break/>July 2016 - Present</text:p>
      <text:list xml:id="list9090549454721755853" text:style-name="L4">
        <text:list-item>
          <text:p text:style-name="P13">Prepared and analyzed monthly, quarterly, and annual financial statements and reports.</text:p>
        </text:list-item>
        <text:list-item>
          <text:p text:style-name="P13">Conducted internal audits to ensure accuracy and compliance with GAAP and company policies.</text:p>
        </text:list-item>
        <text:list-item>
          <text:p text:style-name="P13">Managed budgeting and forecasting processes, collaborating with department heads to develop financial plans.</text:p>
        </text:list-item>
        <text:list-item>
          <text:p text:style-name="P13">Provided financial analysis and insights to support strategic decision-making.</text:p>
        </text:list-item>
        <text:list-item>
          <text:p text:style-name="P4">Supervised and mentored junior accounting staff.</text:p>
        </text:list-item>
      </text:list>
      <text:p text:style-name="Text_20_body"><text:span text:style-name="Strong_20_Emphasis">Accountant</text:span><text:line-break/>XYZ Corporation, Chicago, IL<text:line-break/>June 2012 - June 2016</text:p>
      <text:list xml:id="list8411312216815507655" text:style-name="L5">
        <text:list-item>
          <text:p text:style-name="P14">Assisted in the preparation of financial statements and reports.</text:p>
        </text:list-item>
        <text:list-item>
          <text:p text:style-name="P14">Conducted variance analysis and reconciled accounts to ensure accuracy.</text:p>
        </text:list-item>
        <text:list-item>
          <text:p text:style-name="P14"><text:soft-page-break/>Supported external audits by providing documentation and explanations of financial transactions.</text:p>
        </text:list-item>
        <text:list-item>
          <text:p text:style-name="P14">Processed payroll and prepared tax returns in compliance with federal and state regulations.</text:p>
        </text:list-item>
        <text:list-item>
          <text:p text:style-name="P5">Assisted in the implementation of a new accounting software system, improving efficiency and accuracy.</text:p>
        </text:list-item>
      </text:list>
      <text:p text:style-name="Text_20_body"><text:span text:style-name="Strong_20_Emphasis">Projects:</text:span> <text:span text:style-name="Strong_20_Emphasis">Financial Reporting Automation</text:span></text:p>
      <text:list xml:id="list4425351517269635420" text:style-name="L6">
        <text:list-item>
          <text:p text:style-name="P6">Led a project to automate financial reporting processes using Microsoft Excel and VBA, reducing report generation time by 50%.</text:p>
        </text:list-item>
      </text:list>
      <text:p text:style-name="Text_20_body"><text:span text:style-name="Strong_20_Emphasis">Budgeting and Forecasting Model</text:span></text:p>
      <text:list xml:id="list2952197633510732969" text:style-name="L7">
        <text:list-item>
          <text:p text:style-name="P7">Developed a comprehensive budgeting and forecasting model using Microsoft Access, improving accuracy and efficiency in financial planning.</text:p>
        </text:list-item>
      </text:list>
      <text:p text:style-name="Text_20_body"><text:span text:style-name="Strong_20_Emphasis">Certifications:</text:span></text:p>
      <text:list xml:id="list1984983293571715489" text:style-name="L8">
        <text:list-item>
          <text:p text:style-name="P15"><text:span text:style-name="Strong_20_Emphasis">Certified Public Accountant (CPA)</text:span></text:p>
        </text:list-item>
        <text:list-item>
          <text:p text:style-name="P8"><text:span text:style-name="Strong_20_Emphasis">Certified Management Accountant (CMA)</text:span></text:p>
        </text:list-item>
      </text:list>
      <text:p text:style-name="Text_20_body"><text:span text:style-name="Strong_20_Emphasis">Interests:</text:span></text:p>
      <text:list xml:id="list82210395135659923" text:style-name="L9">
        <text:list-item>
          <text:p text:style-name="P9">Volunteering at Local Non-Profits, Reading Financial Journals, Traveling, Cooking, Yoga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aulio Cespedes</meta:initial-creator>
    <meta:creation-date>2024-05-25T10:24:34.21</meta:creation-date>
    <meta:document-statistic meta:table-count="0" meta:image-count="0" meta:object-count="0" meta:page-count="2" meta:paragraph-count="37" meta:word-count="399" meta:character-count="2962"/>
    <dc:date>2024-05-25T10:24:51.35</dc:date>
    <dc:creator>Braulio Cespedes</dc:creator>
    <meta:editing-duration>PT17S</meta:editing-duration>
    <meta:editing-cycles>1</meta:editing-cycles>
    <meta:generator>OpenOffice/4.1.15$Win32 OpenOffice.org_project/4115m2$Build-9813</meta:generator>
  </office:meta>
</office:document-meta>
</file>